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4018" officeooo:paragraph-rsid="00074018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086744" officeooo:paragraph-rsid="00086744"/>
    </style:style>
    <style:style style:name="T1" style:family="text">
      <style:text-properties style:font-name="Calibri" fo:font-size="11pt" fo:language="es" fo:country="ES" style:font-size-asian="11pt"/>
    </style:style>
    <style:style style:name="T2" style:family="text">
      <style:text-properties style:font-name="Calibri" fo:language="es" fo:country="ES"/>
    </style:style>
    <style:style style:name="T3" style:family="text">
      <style:text-properties style:font-name="Calibri" fo:language="es" fo:country="E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UNIDAD 2 – </text:span><text:span text:style-name="T3">Objetos predefinidos. BOM y DOM.</text:span></text:p>
      <text:p text:style-name="Standard"><text:span text:style-name="T1"/></text:p>
      <text:p text:style-name="Standard"><text:span text:style-name="T1">BOM (Browser Object Model) y DOM.</text:span></text:p>
      <text:p text:style-name="Standard"><text:span text:style-name="T1"/></text:p>
      <text:p text:style-name="P2"><text:span text:style-name="T1">OBJETO WINDOW</text:span></text:p>
      <text:p text:style-name="P2"><text:span text:style-name="T1">No se comparten entre pestañas</text:span></text:p>
      <text:p text:style-name="P2"><text:span text:style-name="T1">Única excepción =&gt; iframe de HTML crea una Window diferente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20:13:46.263000000</meta:creation-date>
    <dc:date>2023-11-13T21:50:56.112000000</dc:date>
    <meta:editing-duration>PT1H37M10S</meta:editing-duration>
    <meta:editing-cycles>2</meta:editing-cycles>
    <meta:generator>LibreOffice/7.5.6.2$Windows_X86_64 LibreOffice_project/f654817fb68d6d4600d7d2f6b647e47729f55f15</meta:generator>
    <meta:document-statistic meta:table-count="0" meta:image-count="0" meta:object-count="0" meta:page-count="1" meta:paragraph-count="5" meta:word-count="30" meta:character-count="178" meta:non-whitespace-character-count="152"/>
  </office:meta>
</office:document-meta>
</file>